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7bb05" officeooo:paragraph-rsid="04dd3628"/>
    </style:style>
    <style:style style:name="P4" style:family="paragraph" style:parent-style-name="Text_20_body">
      <style:text-properties officeooo:rsid="04958ff0" officeooo:paragraph-rsid="04dd3a5c"/>
    </style:style>
    <style:style style:name="P5" style:family="paragraph" style:parent-style-name="Text_20_body">
      <style:text-properties officeooo:rsid="04cc9ec6" officeooo:paragraph-rsid="04dd3a5c"/>
    </style:style>
    <style:style style:name="P6" style:family="paragraph" style:parent-style-name="Text_20_body">
      <style:paragraph-properties fo:line-height="100%" fo:text-align="end" style:justify-single-word="false"/>
      <style:text-properties officeooo:rsid="03dbfc0a" officeooo:paragraph-rsid="04deade3"/>
    </style:style>
    <style:style style:name="P7" style:family="paragraph" style:parent-style-name="Text_20_body">
      <style:paragraph-properties fo:line-height="100%" fo:text-align="start" style:justify-single-word="false" style:writing-mode="lr-tb"/>
      <style:text-properties officeooo:rsid="04c7ccb4" officeooo:paragraph-rsid="04dd3628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4c7bb05" officeooo:paragraph-rsid="04dd3628"/>
    </style:style>
    <style:style style:name="P9" style:family="paragraph" style:parent-style-name="Text_20_body">
      <style:paragraph-properties fo:text-align="start" style:justify-single-word="false" style:writing-mode="lr-tb"/>
      <style:text-properties officeooo:rsid="04c96a29" officeooo:paragraph-rsid="04dd3628"/>
    </style:style>
    <style:style style:name="P10" style:family="paragraph" style:parent-style-name="Text_20_body">
      <style:paragraph-properties fo:line-height="100%" fo:text-align="start" style:justify-single-word="false" style:writing-mode="lr-tb"/>
      <style:text-properties officeooo:rsid="04d57ee7" officeooo:paragraph-rsid="04deade3"/>
    </style:style>
    <style:style style:name="P11" style:family="paragraph" style:parent-style-name="Standard">
      <style:paragraph-properties fo:line-height="100%"/>
      <style:text-properties officeooo:rsid="03eb354c" officeooo:paragraph-rsid="04deade3"/>
    </style:style>
    <style:style style:name="P12" style:family="paragraph" style:parent-style-name="Table_20_Contents">
      <style:paragraph-properties fo:line-height="100%" fo:text-align="center" style:justify-single-word="false"/>
      <style:text-properties officeooo:paragraph-rsid="04deade3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3e873f6" officeooo:paragraph-rsid="04deade3"/>
    </style:style>
    <style:style style:name="P14" style:family="paragraph" style:parent-style-name="Table_20_Contents">
      <style:paragraph-properties fo:line-height="100%" fo:text-align="center" style:justify-single-word="false"/>
      <style:text-properties officeooo:rsid="03e848e0" officeooo:paragraph-rsid="04deade3"/>
    </style:style>
    <style:style style:name="P15" style:family="paragraph" style:parent-style-name="Table_20_Contents">
      <style:paragraph-properties fo:line-height="100%" fo:text-align="center" style:justify-single-word="false"/>
      <style:text-properties officeooo:rsid="03e98464" officeooo:paragraph-rsid="04deade3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c96a29" officeooo:paragraph-rsid="04dd3628"/>
    </style:style>
    <style:style style:name="P17" style:family="paragraph" style:parent-style-name="Text_20_body">
      <style:paragraph-properties fo:margin-top="0in" fo:margin-bottom="0.0181in" style:contextual-spacing="false" fo:line-height="100%"/>
      <style:text-properties officeooo:rsid="03ed1c62" officeooo:paragraph-rsid="04deade3"/>
    </style:style>
    <style:style style:name="P18" style:family="paragraph" style:parent-style-name="Heading_20_2">
      <style:text-properties officeooo:rsid="049395cc" officeooo:paragraph-rsid="04dd3628"/>
    </style:style>
    <style:style style:name="P19" style:family="paragraph" style:parent-style-name="Heading_20_2">
      <style:text-properties officeooo:paragraph-rsid="04dd3a5c"/>
    </style:style>
    <style:style style:name="P20" style:family="paragraph" style:parent-style-name="Heading_20_2">
      <style:text-properties officeooo:paragraph-rsid="04deade3"/>
    </style:style>
    <style:style style:name="P21" style:family="paragraph" style:parent-style-name="Heading_20_1">
      <style:paragraph-properties fo:line-height="100%"/>
      <style:text-properties officeooo:rsid="04af6545" officeooo:paragraph-rsid="04af6545"/>
    </style:style>
    <style:style style:name="P22" style:family="paragraph" style:parent-style-name="Heading_20_2">
      <style:text-properties style:font-name="David CLM" fo:font-weight="normal" officeooo:rsid="04e3d25c" officeooo:paragraph-rsid="04e54a66" style:font-weight-asian="normal" style:font-name-complex="David CLM" style:font-weight-complex="normal"/>
    </style:style>
    <style:style style:name="P23" style:family="paragraph" style:parent-style-name="Heading_20_2">
      <style:text-properties officeooo:paragraph-rsid="04e54a66"/>
    </style:style>
    <style:style style:name="P24" style:family="paragraph" style:parent-style-name="Text_20_body">
      <style:paragraph-properties fo:line-height="100%"/>
      <style:text-properties officeooo:rsid="04c7ccb4" officeooo:paragraph-rsid="04af6545"/>
    </style:style>
    <style:style style:name="P25" style:family="paragraph" style:parent-style-name="Text_20_body">
      <style:text-properties officeooo:rsid="04cc9ec6" officeooo:paragraph-rsid="04dd3a5c"/>
    </style:style>
    <style:style style:name="P26" style:family="paragraph" style:parent-style-name="Text_20_body">
      <style:text-properties officeooo:rsid="04c7bb05" officeooo:paragraph-rsid="04e3d5c5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rsid="04c7ccb4" officeooo:paragraph-rsid="04e3d5c5" style:font-size-asian="12pt" style:language-asian="en" style:country-asian="US" style:font-name-complex="Times New Roman1" style:font-size-complex="12pt" style:language-complex="he" style:country-complex="IL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Times New Roman (Hebrew)" fo:font-size="12pt" fo:language="en" fo:country="US" officeooo:paragraph-rsid="04e3d5c5" style:font-size-asian="12pt" style:language-asian="en" style:country-asian="US" style:font-name-complex="Times New Roman (Hebrew)1" style:font-size-complex="12pt" style:language-complex="he" style:country-complex="IL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officeooo:paragraph-rsid="04e3d5c5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Courier New" fo:font-size="10pt" fo:language="en" fo:country="US" officeooo:paragraph-rsid="04e3d5c5" style:font-size-asian="10pt" style:language-asian="en" style:country-asian="US" style:font-name-complex="Times New Roman1" style:font-size-complex="10pt" style:language-complex="he" style:country-complex="IL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color="#00000a" loext:opacity="100%" style:font-name="Courier New" fo:font-size="10pt" fo:language="en" fo:country="US" officeooo:paragraph-rsid="04e3d5c5" style:font-size-asian="10pt" style:language-asian="en" style:country-asian="US" style:font-name-complex="Times New Roman1" style:font-size-complex="10pt" style:language-complex="he" style:country-complex="IL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3d5c5" style:font-size-asian="12pt" style:language-asian="en" style:country-asian="US" style:font-name-complex="Times New Roman1" style:font-size-complex="12pt" style:language-complex="he" style:country-complex="IL"/>
    </style:style>
    <style:style style:name="P33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4e3d5c5"/>
    </style:style>
    <style:style style:name="P34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loext:opacity="100%" style:font-name="Times New Roman" fo:font-size="12pt" fo:language="en" fo:country="US" officeooo:paragraph-rsid="04e3d5c5" style:font-size-asian="12pt" style:language-asian="en" style:country-asian="US" style:font-name-complex="Times New Roman1" style:font-size-complex="12pt" style:language-complex="he" style:country-complex="IL"/>
    </style:style>
    <style:style style:name="P35" style:family="paragraph" style:parent-style-name="Text_20_body">
      <style:paragraph-properties fo:margin-top="0.0398in" fo:margin-bottom="0.0575in" style:contextual-spacing="false"/>
      <style:text-properties fo:color="#00000a" loext:opacity="100%" style:font-name="Courier New" fo:font-size="12pt" fo:language="en" fo:country="US" officeooo:rsid="04c7ccb4" officeooo:paragraph-rsid="04e54a66" style:font-size-asian="12pt" style:language-asian="en" style:country-asian="US" style:font-name-complex="Times New Roman1" style:font-size-complex="12pt" style:language-complex="he" style:country-complex="IL"/>
    </style:style>
    <style:style style:name="P36" style:family="paragraph" style:parent-style-name="Text_20_body">
      <style:paragraph-properties fo:margin-top="0.0398in" fo:margin-bottom="0.0575in" style:contextual-spacing="false"/>
      <style:text-properties officeooo:rsid="04f848ed" officeooo:paragraph-rsid="04e54a66"/>
    </style:style>
    <style:style style:name="P37" style:family="paragraph" style:parent-style-name="Text_20_body">
      <style:paragraph-properties fo:margin-top="0.0398in" fo:margin-bottom="0.0575in" style:contextual-spacing="false"/>
      <style:text-properties officeooo:rsid="04f9a626" officeooo:paragraph-rsid="04e54a66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4" style:family="text">
      <style:text-properties fo:color="#00000a" loext:opacity="100%" style:font-name="Times New Roman (Hebrew)" fo:font-size="12pt" fo:language="en" fo:country="US" officeooo:rsid="04f0fbf0" style:font-size-asian="12pt" style:language-asian="en" style:country-asian="US" style:font-name-complex="Times New Roman (Hebrew)1" style:font-size-complex="12pt" style:language-complex="he" style:country-complex="IL"/>
    </style:style>
    <style:style style:name="T5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6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7" style:family="text">
      <style:text-properties fo:color="#00000a" loext:opacity="100%" style:font-name="Courier New" fo:font-size="12pt" fo:language="en" fo:country="US" officeooo:rsid="04f236c6" style:font-size-asian="12pt" style:language-asian="en" style:country-asian="US" style:font-name-complex="Times New Roman1" style:font-size-complex="12pt" style:language-complex="he" style:country-complex="IL"/>
    </style:style>
    <style:style style:name="T8" style:family="text">
      <style:text-properties officeooo:rsid="04d31963"/>
    </style:style>
    <style:style style:name="T9" style:family="text">
      <style:text-properties officeooo:rsid="04e8a54a"/>
    </style:style>
    <style:style style:name="T10" style:family="text">
      <style:text-properties officeooo:rsid="04cc9ec6"/>
    </style:style>
    <style:style style:name="T11" style:family="text">
      <style:text-properties officeooo:rsid="04c7ccb4"/>
    </style:style>
    <style:style style:name="T12" style:family="text">
      <style:text-properties officeooo:rsid="04d7136b"/>
    </style:style>
    <style:style style:name="T13" style:family="text">
      <style:text-properties officeooo:rsid="04c96a29"/>
    </style:style>
    <style:style style:name="T14" style:family="text">
      <style:text-properties officeooo:rsid="04c7bb0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4d89ce1"/>
    </style:style>
    <style:style style:name="T17" style:family="text">
      <style:text-properties officeooo:rsid="04d5f915"/>
    </style:style>
    <style:style style:name="T18" style:family="text">
      <style:text-properties officeooo:rsid="04d1e296"/>
    </style:style>
    <style:style style:name="T19" style:family="text">
      <style:text-properties officeooo:rsid="04ce8b40"/>
    </style:style>
    <style:style style:name="T20" style:family="text">
      <style:text-properties officeooo:rsid="04dd3a5c"/>
    </style:style>
    <style:style style:name="T21" style:family="text">
      <style:text-properties officeooo:rsid="04d52812"/>
    </style:style>
    <style:style style:name="T22" style:family="text">
      <style:text-properties officeooo:rsid="047f7f13"/>
    </style:style>
    <style:style style:name="T23" style:family="text">
      <style:text-properties officeooo:rsid="03e8184d"/>
    </style:style>
    <style:style style:name="T24" style:family="text">
      <style:text-properties officeooo:rsid="03fcb438"/>
    </style:style>
    <style:style style:name="T25" style:family="text">
      <style:text-properties officeooo:rsid="03fde0d0"/>
    </style:style>
    <style:style style:name="T26" style:family="text">
      <style:text-properties officeooo:rsid="0404f5ef"/>
    </style:style>
    <style:style style:name="T27" style:family="text">
      <style:text-properties officeooo:rsid="04064434"/>
    </style:style>
    <style:style style:name="T28" style:family="text">
      <style:text-properties officeooo:rsid="040bcbff"/>
    </style:style>
    <style:style style:name="T29" style:family="text">
      <style:text-properties officeooo:rsid="04fb7978"/>
    </style:style>
    <style:style style:name="T30" style:family="text">
      <style:text-properties officeooo:rsid="04eaa0f9"/>
    </style:style>
    <style:style style:name="T31" style:family="text">
      <style:text-properties officeooo:rsid="04eb3b30"/>
    </style:style>
    <style:style style:name="T32" style:family="text">
      <style:text-properties officeooo:rsid="04f2349f"/>
    </style:style>
    <style:style style:name="T33" style:family="text">
      <style:text-properties officeooo:rsid="04ed3c5c"/>
    </style:style>
    <style:style style:name="T34" style:family="text">
      <style:text-properties officeooo:rsid="04f2f306"/>
    </style:style>
    <style:style style:name="T35" style:family="text">
      <style:text-properties officeooo:rsid="04f06a7b"/>
    </style:style>
    <style:style style:name="T36" style:family="text">
      <style:text-properties officeooo:rsid="04ff9a8e"/>
    </style:style>
    <style:style style:name="T37" style:family="text">
      <style:text-properties officeooo:rsid="04f848ed"/>
    </style:style>
    <style:style style:name="T38" style:family="text">
      <style:text-properties officeooo:rsid="04f9a626"/>
    </style:style>
    <style:style style:name="T39" style:family="text">
      <style:text-properties officeooo:rsid="0504c8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T1">מטלה</text:span> –<text:span text:style-name="T2"> החלפת בתים וכליות</text:span></text:h>
      <text:p text:style-name="P24"/>
      <text:p text:style-name="P18">שאלה <text:span text:style-name="T8">2</text:span>: <text:span text:style-name="T20">חיפוש מעגלי החלפה בפייתון</text:span></text:p>
      <text:p text:style-name="P3">כיתבו <text:span text:style-name="T9">פונקציה בפייתון <text:s/>המוצאת מעגל בגרף החלפת בתים. כותרת הפונקציה:</text:span></text:p>
      <text:p text:style-name="P8"><text:span text:style-name="T12">def</text:span> <text:span text:style-name="T11">find_trading_cycle</text:span>(<text:span text:style-name="T13">preferences: List[List[int]]</text:span>): ...</text:p>
      <text:p text:style-name="P16">הניחו שבתחילת הפונקציה, כל אדם i גר בבית i. <text:s/><text:span text:style-name="T14">הפרמטר </text:span><text:span text:style-name="T15">preferences</text:span><text:span text:style-name="T14"> מתאר את ההעדפות של בעלי-הבתים. לכל i, הוקטור preferences[i] מתאר את סדר ההעדפות של אדם i. </text:span>למשל, אם:</text:p>
      <text:p text:style-name="P9">preferences[11] = <text:span text:style-name="T16">[</text:span>15, 13, 11, 7, 8, …<text:span text:style-name="T16">]</text:span></text:p>
      <text:p text:style-name="P16">המשמעות היא, שאדם מספר 11 הכי רוצה את בית 15, אחריו את בית 13, אחריו את בית 11 (הבית הנוכחי שלו), וכו'..</text:p>
      <text:p text:style-name="P16">הפונקציה מחזירה וקטור המתאר את המעגל, למשל אם מוחזר הוקטור:</text:p>
      <text:p text:style-name="P9"><text:span text:style-name="T16">[</text:span>11, 15, 17, 11<text:span text:style-name="T16">]</text:span></text:p>
      <text:p text:style-name="P16">המשמעות היא, שאדם 11 מקבל את בית 15, אדם 15 מקבל את בית 17, ואדם 17 מקבל את בית 11.</text:p>
      <text:p text:style-name="P7"/>
      <text:p text:style-name="P20">שאלה <text:span text:style-name="T21">3</text:span>: <text:span text:style-name="T22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976886100752">
          <table:table-cell table:style-name="Table1.A1" table:number-rows-spanned="4" office:value-type="string">
            <text:p text:style-name="P6">בשאלה זו נניח שהתאמה בין תורם לנתרם תלויה רק <text:span text:style-name="T23">בסוג הדם. <text:s text:c="2"/>נתון מאגר-נתונים ובו שלושה זוגות עם סוגי-דם לפי הטבלה בצד שמאל.</text:span></text:p>
            <text:p text:style-name="P11">א. ציירו את הגרף המכוון המתאר את ההתאמות בגרף<text:span text:style-name="T24">.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סוג-דם חולה</text:p>
          </table:table-cell>
          <table:table-cell table:style-name="Table1.D1" office:value-type="string">
            <text:p text:style-name="P13">סוג-דם תורם</text:p>
          </table:table-cell>
        </table:table-row>
        <table:table-row table:style-name="TableLine1976886101024">
          <table:covered-table-cell/>
          <table:table-cell table:style-name="Table1.B2" office:value-type="string">
            <text:p text:style-name="P14">זוג ראשון</text:p>
          </table:table-cell>
          <table:table-cell table:style-name="Table1.B2" office:value-type="string">
            <text:p text:style-name="P15">AB</text:p>
          </table:table-cell>
          <table:table-cell table:style-name="Table1.D2" office:value-type="string">
            <text:p text:style-name="P15">O</text:p>
          </table:table-cell>
        </table:table-row>
        <table:table-row table:style-name="TableLine1976886094224">
          <table:covered-table-cell/>
          <table:table-cell table:style-name="Table1.B2" office:value-type="string">
            <text:p text:style-name="P14">זוג שני</text:p>
          </table:table-cell>
          <table:table-cell table:style-name="Table1.B2" office:value-type="string">
            <text:p text:style-name="P15">O</text:p>
          </table:table-cell>
          <table:table-cell table:style-name="Table1.D2" office:value-type="string">
            <text:p text:style-name="P15">A</text:p>
          </table:table-cell>
        </table:table-row>
        <table:table-row table:style-name="TableLine1976886085520">
          <table:covered-table-cell/>
          <table:table-cell table:style-name="Table1.B2" office:value-type="string">
            <text:p text:style-name="P14">זוג שלישי</text:p>
          </table:table-cell>
          <table:table-cell table:style-name="Table1.B2" office:value-type="string">
            <text:p text:style-name="P15">A</text:p>
          </table:table-cell>
          <table:table-cell table:style-name="Table1.D2" office:value-type="string">
            <text:p text:style-name="P15">AB</text:p>
          </table:table-cell>
        </table:table-row>
      </table:table>
      <text:p text:style-name="P17">ב. כמה ואיזה חולים אפשר להציל בלי החלפת כליות בכלל?</text:p>
      <text:p text:style-name="P17">ג. כמה <text:span text:style-name="T25">ואיזה חולים</text:span> אפשר להציל בעזרת <text:span text:style-name="T26">האלגוריתם למציאת שידוך גדול ביותר (שנלמד בכיתה)</text:span>?</text:p>
      <text:p text:style-name="P17">ד. כמה <text:span text:style-name="T27">ואיזה חולים</text:span> אפשר להציל בעזרת אלגוריתם <text:span text:style-name="T28">למציאת שלשות רבות ביותר (שלא נלמד בכיתה)?</text:span></text:p>
      <text:p text:style-name="P17"/>
      <text:p text:style-name="P10"/>
      <text:p text:style-name="P19">שאלה <text:span text:style-name="T17">4</text:span>: <text:span text:style-name="T10">החלפת כליות בישראל</text:span></text:p>
      <text:p text:style-name="P4">א. באיזה מרכזים רפואיים בישראל אפשר להירשם להחלפת כליות?</text:p>
      <text:p text:style-name="P5">ב. מה<text:span text:style-name="T18">ו האורך המקסימלי של מעגל-החלפה בתוכנית הישראלית</text:span>?</text:p>
      <text:p text:style-name="P5">ג. באיזו תדירות מריצים את האלגוריתם לחיפוש מעגלים?</text:p>
      <text:p text:style-name="P5">ד. <text:span text:style-name="T19">האם האלגוריתם הממומש בישראל הוא מעודד השתתפות (individually-rational)? הוכיחו את טענתכם בעזרת שלוש טענות לפחות מתוך אתר משרד הבריאות.</text:span></text:p>
      <text:p text:style-name="P22"><text:soft-page-break/></text:p>
      <text:p text:style-name="P23">שאלה <text:span text:style-name="T36">4</text:span>: <text:span text:style-name="T37">הסתברות להחלפת כליות</text:span></text:p>
      <text:p text:style-name="P36">לצורך השאלה, הניחו שהתאמה בין תורם לחולה תלויה רק בסוג הדם, ושההסתברות לכל סוג דם (O, A, B, AB) היא בדיוק רבע.</text:p>
      <text:p text:style-name="P36">א. נניח שאדם חולה וזקוק לכליה, ואשתו בריאה ומוכנה לתרום לו. מה ההסתברות שהכליה מתאימה?</text:p>
      <text:p text:style-name="P36">ב. <text:span text:style-name="T38">נניח שיש שני זוגות כמו בסעיף א. מה ההסתברות שאפשר לבצע החלפת-כליות מוצלחת? בכמה ההחלפה משפרת את סיכויי ההצלה של כל אחד מהחולים?</text:span></text:p>
      <text:p text:style-name="P37">* בסעיפים הבאים נניח שיש שלושה זוגות כמו בסעיף א. <text:span text:style-name="T39">ניתן לפתור סעיפים אלה ע"י קוד.</text:span></text:p>
      <text:p text:style-name="P37">ג. מה ההסתברות שאפשר לבצע החלפת-כליות מוצלחת, אם החלפות מתבצעות בזוגות בלבד?</text:p>
      <text:p text:style-name="P37">ד. מה ההסתברות שאפשר לבצע החלפת-כליות בשלשה, בכמה ההחלפה משפרת את סיכויי ההצלה של החולים?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06T15:40:56.444000000</dc:date>
    <meta:editing-duration>P9DT9H33M11S</meta:editing-duration>
    <meta:editing-cycles>1113</meta:editing-cycles>
    <meta:document-statistic meta:table-count="1" meta:image-count="0" meta:object-count="0" meta:page-count="2" meta:paragraph-count="41" meta:word-count="375" meta:character-count="2065" meta:non-whitespace-character-count="1725"/>
  </office:meta>
</office:document-meta>
</file>